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54in"/>
    </style:style>
    <style:style style:name="co2" style:family="table-column">
      <style:table-column-properties fo:break-before="auto" style:column-width="3.9445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9.8165in"/>
    </style:style>
    <style:style style:name="co7" style:family="table-column">
      <style:table-column-properties fo:break-before="auto" style:column-width="0.672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1.699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4" style:family="table-cell" style:parent-style-name="Excel_20_Built-in_20_Normal" style:data-style-name="N8120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Date Reported</text:p>
          </table:table-cell>
          <table:table-cell table:style-name="ce1" office:value-type="string">
            <text:p>Module</text:p>
          </table:table-cell>
          <table:table-cell table:style-name="ce7" office:value-type="string">
            <text:p>Severity</text:p>
            <text:p>Low/Medium/High</text:p>
            <text:p>Cosmetic</text:p>
            <text:p>Security errors have a severity of high.</text:p>
          </table:table-cell>
          <table:table-cell table:style-name="ce1" office:value-type="string">
            <text:p>Fix Planned Y/N</text:p>
          </table:table-cell>
          <table:table-cell table:style-name="ce1" office:value-type="string">
            <text:p>Fix Date</text:p>
          </table:table-cell>
          <table:table-cell office:value-type="string">
            <text:p>Description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9-10-10">
            <text:p>10/10/2019</text:p>
          </table:table-cell>
          <table:table-cell office:value-type="string">
            <text:p>IRIS Menu #10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Capitalize "setup" to "Setup" for consistancy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10-10">
            <text:p>10/10/2019</text:p>
          </table:table-cell>
          <table:table-cell office:value-type="string">
            <text:p>IRIS Menu #11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Capitalize "setup" to "Setup" for consistancy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10-10">
            <text:p>10/10/2019</text:p>
          </table:table-cell>
          <table:table-cell office:value-type="string">
            <text:p>IRIS Menu #10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Change "Survey's setup" to "Survey Setup"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10-10">
            <text:p>10/10/2019</text:p>
          </table:table-cell>
          <table:table-cell office:value-type="string">
            <text:p>IRIS Menu #10.2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Change "Survey's Builder" to "Survey Builder"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0">
            <text:p>10/10/2019</text:p>
          </table:table-cell>
          <table:table-cell table:style-name="ce5" office:value-type="string">
            <text:p>IRIS Top Level Menu Bar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Right arrow to exit, exits. <text:s/>But, appears to re-enter the system by simply clicking on the browser back arrow. <text:s/></text:p>
            <text:p>Functions won't work but, you get the home page without signing in.</text:p>
          </table:table-cell>
          <table:table-cell table:number-columns-repeated="1018"/>
        </table:table-row>
        <table:table-row table:style-name="ro3">
          <table:table-cell table:style-name="ce4" office:value-type="date" office:date-value="2019-10-10">
            <text:p>10/10/2019</text:p>
          </table:table-cell>
          <table:table-cell table:style-name="ce5" office:value-type="string">
            <text:p>IRIS Top Level Menu Bar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Home icon exits. <text:s/>But, appears to re-enter the system by simply clicking on the browser back arrow. </text:p>
            <text:p><text:s/>Functions won't work but, you get the home page without signing in.</text:p>
          </table:table-cell>
          <table:table-cell table:number-columns-repeated="1018"/>
        </table:table-row>
        <table:table-row table:style-name="ro2">
          <table:table-cell table:style-name="ce4" office:value-type="date" office:date-value="2019-10-10">
            <text:p>10/10/2019</text:p>
          </table:table-cell>
          <table:table-cell office:value-type="string">
            <text:p>IRIS Home Page</text:p>
          </table:table-cell>
          <table:table-cell office:value-type="string">
            <text:p>Low</text:p>
          </table:table-cell>
          <table:table-cell table:number-columns-repeated="2"/>
          <table:table-cell office:value-type="string">
            <text:p>There is a help file, titled "User Manual." <text:s/>It does not appear valid. <text:s/>Is it valid? <text:s/>Or partially valid?</text:p>
          </table:table-cell>
          <table:table-cell table:number-columns-repeated="1018"/>
        </table:table-row>
        <table:table-row table:style-name="ro2">
          <table:table-cell table:style-name="ce4" office:value-type="date" office:date-value="2019-10-10">
            <text:p>10/10/2019</text:p>
          </table:table-cell>
          <table:table-cell office:value-type="string">
            <text:p>IRIS Menu #5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Workshop Sites detail entry screen should have a title like all the other detail entry screens. <text:s/>Standardization error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0">
            <text:p>10/10/2019</text:p>
          </table:table-cell>
          <table:table-cell table:style-name="ce5" office:value-type="string">
            <text:p>IRIS Menu #5</text:p>
          </table:table-cell>
          <table:table-cell office:value-type="string">
            <text:p>Cosmetic</text:p>
          </table:table-cell>
          <table:table-cell table:number-columns-repeated="2"/>
          <table:table-cell table:style-name="ce8" office:value-type="string">
            <text:p>Workshop Sites screen should have a title "Workshop Sites" matching the menu title like all the other detail entry screens. <text:s/></text:p>
            <text:p>Standardization error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Login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Password reset emails the user's password in the clear. <text:s/></text:p>
            <text:p>It would be safer to simply ask the user to create a new password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6" office:value-type="string">
            <text:p>IRIS Menu #12.4</text:p>
          </table:table-cell>
          <table:table-cell table:style-name="ce5" office:value-type="string">
            <text:p>Cosmetic</text:p>
          </table:table-cell>
          <table:table-cell table:number-columns-repeated="2"/>
          <table:table-cell table:style-name="ce8" office:value-type="string">
            <text:p>When requesting a forgotten password, the alert box stating an email has been sent, opens up on the top of the screen. <text:s/></text:p>
            <text:p>The message box should open on top of <text:s/>and centered in the windows already open.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10-17">
            <text:p>10/17/2019</text:p>
          </table:table-cell>
          <table:table-cell office:value-type="string">
            <text:p>IRIS Login</text:p>
          </table:table-cell>
          <table:table-cell office:value-type="string">
            <text:p>Cosmetic</text:p>
          </table:table-cell>
          <table:table-cell table:number-columns-repeated="2"/>
          <table:table-cell office:value-type="string">
            <text:p>Spelling error. <text:s/>The word "again" is mispelled "againg"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Cosmetic</text:p>
          </table:table-cell>
          <table:table-cell table:number-columns-repeated="2"/>
          <table:table-cell table:style-name="ce8" office:value-type="string">
            <text:p>When making a change to a user, if there is an issue a message box opens up on the top of the screen. <text:s/></text:p>
            <text:p>The message box should open above and centered in the windows already open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Cosmetic</text:p>
          </table:table-cell>
          <table:table-cell table:number-columns-repeated="2"/>
          <table:table-cell table:style-name="ce8" office:value-type="string">
            <text:p>When adding a user, upon completion, a message box opens up to the top left of the screen. <text:s/></text:p>
            <text:p>The message box should open above and centered in the windows already ope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If I can't create users in different agencies, then why can I see them?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create a user without a passwor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/>
          <table:table-cell table:number-columns-repeated="3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Unknown</text:p>
          </table:table-cell>
          <table:table-cell table:number-columns-repeated="2"/>
          <table:table-cell table:style-name="ce8" office:value-type="string">
            <text:p>Can not delete a user. <text:s/>The system may want an unalterable histor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password from a us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first name from a us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last name from a us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email from a user's profile and save it successfully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If an incorrectly formatted email is entered, a message box appears on the top of the screen.</text:p>
            <text:p>The message box should open on top of and centered in the windows already ope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Medium</text:p>
          </table:table-cell>
          <table:table-cell table:number-columns-repeated="2"/>
          <table:table-cell table:style-name="ce8" office:value-type="string">
            <text:p>An email is not required to have an extenstion. <text:s/>Ex. ".com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Unknown</text:p>
          </table:table-cell>
          <table:table-cell table:number-columns-repeated="2"/>
          <table:table-cell table:style-name="ce8" office:value-type="string">
            <text:p>Can create two users with the same email. <text:s/>This may be acceptable for couple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wo users can have the same first and last nam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create duplicate user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password from a coordinator 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first name from a coordinator 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last name from a coordinator 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email from a coordinator 's profile and save it successfully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If an incorrectly formatted email is entered, a message box appears on the top of the screen.</text:p>
            <text:p>The message box should open on top of and centered in the windows already ope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Medium</text:p>
          </table:table-cell>
          <table:table-cell table:number-columns-repeated="2"/>
          <table:table-cell table:style-name="ce8" office:value-type="string">
            <text:p>An email is not required to have an extenstion. <text:s/>Ex. ".com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Unknown</text:p>
          </table:table-cell>
          <table:table-cell table:number-columns-repeated="2"/>
          <table:table-cell table:style-name="ce8" office:value-type="string">
            <text:p>Can create two coordinator s with the same email. <text:s/>This may be acceptable for couple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wo coordinator s can have the same first and last nam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create duplicate coordinator 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Cosmetic</text:p>
          </table:table-cell>
          <table:table-cell table:number-columns-repeated="2"/>
          <table:table-cell table:style-name="ce8" office:value-type="string">
            <text:p>When adding a coordinator , upon completion, a message box opens up to the top left of the screen. <text:s/></text:p>
            <text:p>The message box should open above and centered in the windows already open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password from a manag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first name from a manag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last name from a manager's profile and save it successfully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erase the email from a manager's profile and save it successfully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If an incorrectly formatted email is entered, a message box appears on the top of the screen.</text:p>
            <text:p>The message box should open on top of and centered in the windows already ope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Medium</text:p>
          </table:table-cell>
          <table:table-cell table:number-columns-repeated="2"/>
          <table:table-cell table:style-name="ce8" office:value-type="string">
            <text:p>An email is not required to have an extenstion. <text:s/>Ex. ".com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Unknown</text:p>
          </table:table-cell>
          <table:table-cell table:number-columns-repeated="2"/>
          <table:table-cell table:style-name="ce8" office:value-type="string">
            <text:p>Can create two managers with the same email. <text:s/>This may be acceptable for couple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wo managers can have the same first and last nam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Can create duplicate manager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4</text:p>
          </table:table-cell>
          <table:table-cell table:style-name="ce5" office:value-type="string">
            <text:p>Cosmetic</text:p>
          </table:table-cell>
          <table:table-cell table:number-columns-repeated="2"/>
          <table:table-cell table:style-name="ce8" office:value-type="string">
            <text:p>When adding a manager, upon completion, a message box opens up to the top left of the screen. <text:s/></text:p>
            <text:p>The message box should open above and centered in the windows already open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3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he roles do not seem to have any effect. <text:s/>Access to a function is permitted even if not allowed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3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he roles do not seem to have any effect. <text:s/>Access to a function is permitted even if not allowed. <text:s/>Data can displayed. <text:s/>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3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The roles do not seem to have any effect. <text:s/>Any user can escalate rights even if they do not have access to administration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3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When a new user role is created, it does not appear in the table of user roles, even if filters are cleared. <text:s/></text:p>
            <text:p>One must exit the "User Roles" function and re-enter the function for the new role to appear.</text:p>
          </table:table-cell>
          <table:table-cell table:number-columns-repeated="1018"/>
        </table:table-row>
        <table:table-row table:style-name="ro5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3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If adding a role and no agency is selected, the message "Data Saved" appears </text:p>
            <text:p>and it looks like the new role was created. <text:s/>But, it is not in the table. <text:s/></text:p>
            <text:p>If it is entered as garbage into the file, I can not see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date" office:date-value="2019-10-17">
            <text:p>10/17/2019</text:p>
          </table:table-cell>
          <table:table-cell table:style-name="ce5" office:value-type="string">
            <text:p>IRIS Menu #12.1</text:p>
          </table:table-cell>
          <table:table-cell office:value-type="string">
            <text:p>High</text:p>
          </table:table-cell>
          <table:table-cell table:number-columns-repeated="2"/>
          <table:table-cell table:style-name="ce8" office:value-type="string">
            <text:p>Duplicate agencies with same name and region allowed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office:value-type="string">
            <text:p>Medium</text:p>
          </table:table-cell>
          <table:table-cell table:number-columns-repeated="2"/>
          <table:table-cell table:style-name="ce8" office:value-type="string">
            <text:p>Can not enter a funding source in the textbox for funding source, to do a search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create a funding source once any action has been taken within the funding source window. </text:p>
            <text:p>Can only enter a new funding source when first entering the funding source window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Budget amount zeroes out if entered with funding source creatio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Budget amount must be at least one dollar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Budget amount can not have pennie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Budget amount limited to 999,999.00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If a budget of one million is entered, the amount is converted to thousands. <text:s/></text:p>
            <text:p>One million = 1,000 <text:s/>Nine million = 9,00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6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If I add a workshop, it does not appear added in "Workshop Schedule"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2.2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If I add a workshop, it does not appear added in the workshop 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2.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edit a workshop by clicking on the "New Record" butto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12.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There is no way to delete a worksho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enter description for an affiliated organization. <text:s/></text:p>
            <text:p>Gives dropdown selection list of manager, user and administrator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Once an affiliated organization is created, I can go back in and enter a proper descriptio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The clear button does not clear the list of affiliated organization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A cell phone is required to add an affiliated organization. <text:s/>This should be the work phon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Affiliated organization creation. <text:s/>State should default to Florida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Fax phone is not validated numeric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ell phone is not validated for 10 digit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Work phone is not validated for 10 digit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Fax phone is not validated for 10 digit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ail is not validated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ail is not validated for a period '.'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ail is not validated for an asterik '@'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Once a contractual agreement is entered, the start and end dates can be deleted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2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an not delete a contract.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If the workshop field is cleared, and a search done, it is not as if the filters are cleared, </text:p>
            <text:p>although it looks like it should work as if the filters were cleared.If the workshop field is cleared, and a search done, it is not as if the filters are cleared, </text:p>
            <text:p>although it looks like it should work as if the filters were cleared.If the workshop field is cleared, and a search done, it is not as if the filters are cleared, </text:p>
            <text:p>although it looks like it should work as if the filters were cleared.</text:p>
          </table:table-cell>
          <table:table-cell table:number-columns-repeated="1018"/>
        </table:table-row>
        <table:table-row table:style-name="ro6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adding new personnel, the save button is on the right of the screen.</text:p>
            <text:p>The save button should be at the bottom of the screen along with the close button.When adding new personnel, the save button is on the right of the screen.</text:p>
            <text:p>The save button should be at the bottom of the screen along with the close button.When adding new personnel, the save button is on the right of the screen.</text:p>
            <text:p>The save button should be at the bottom of the screen along with the close button.</text:p>
          </table:table-cell>
          <table:table-cell table:number-columns-repeated="1018"/>
        </table:table-row>
        <table:table-row table:style-name="ro6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existing personnel, the email button is on the right of the screen.</text:p>
            <text:p>The email button should be at the bottom of the screen along with the close button.For existing personnel, the email button is on the right of the screen.</text:p>
            <text:p>The email button should be at the bottom of the screen along with the close button.For existing personnel, the email button is on the right of the screen.</text:p>
            <text:p>The email button should be at the bottom of the screen along with the close button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The personnel record window should open up centered in the window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Gender has the option "other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no error checking for valid email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email not validated for period ".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email not validated for asterik "@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does not check for valid cell phone number</text:p>
          </table:table-cell>
          <table:table-cell table:number-columns-repeated="1018"/>
        </table:table-row>
        <table:table-row table:style-name="ro7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In the tab "Training of Interest", </text:p>
            <text:p>the column heading "Interest in getting training" </text:p>
            <text:p>should have the capitalization "Interested in Getting Training"In the tab "Training of Interest", </text:p>
            <text:p>the column heading "Interest in getting training" </text:p>
            <text:p>should have the capitalization "Interested in Getting Training"In the tab "Training of Interest", </text:p>
            <text:p>the column heading "Interest in getting training" </text:p>
            <text:p>should have the capitalization "Interested in Getting Training"</text:p>
          </table:table-cell>
          <table:table-cell table:number-columns-repeated="1018"/>
        </table:table-row>
        <table:table-row table:style-name="ro8">
          <table:table-cell table:style-name="ce3" office:value-type="date" office:date-value="2019-10-24">
            <text:p>10/24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standardization, each certification in the Certification tab </text:p>
            <text:p>should have the edit icon, not a button with the word edit.For standardization, each certification in the Certification tab </text:p>
            <text:p>should have the edit icon, not a button with the word edit.For standardization, each certification in the Certification tab </text:p>
            <text:p>should have the edit icon, not a button with the word edit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Personnel window does not open centered in screen</text:p>
          </table:table-cell>
          <table:table-cell table:number-columns-repeated="1018"/>
        </table:table-row>
        <table:table-row table:style-name="ro7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Can create more than 1 personnel with same name.</text:p>
            <text:p>Needs significant other required identifier, like phone#</text:p>
            <text:p>To be part of keyCan create more than 1 personnel with same name.</text:p>
            <text:p>Needs significant other required identifier, like phone#</text:p>
            <text:p>To be part of keyCan create more than 1 personnel with same name.</text:p>
            <text:p>Needs significant other required identifier, like phone#</text:p>
            <text:p>To be part of key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Hint "Workshop" should read "Certification"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Timeout logs out without giving a notice. <text:s/>Just get an exception when trying to log in.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Demograhpic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zip code does not check for numeric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Demograhpic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enter a language not creole, english, spanish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Demograhpic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gender other inappropriate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Affiliations <text:s/>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delete an affiliation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Affiliations <text:s/>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hint is previous affilation. <text:s/>Should say "Affiliation"</text:p>
          </table:table-cell>
          <table:table-cell table:number-columns-repeated="1018"/>
        </table:table-row>
        <table:table-row table:style-name="ro5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Interested in Getting Training tab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olumn title should be capitalized "Interested in Getting<text:span text:style-name="T1"> T</text:span><text:span text:style-name="T2">raining"</text:span></text:p>
            <text:p><text:span text:style-name="T2">the "G" of getting and the "T" of trainingcolumn title should be capitalized "Interested in Getting</text:span><text:span text:style-name="T1"> T</text:span><text:span text:style-name="T2">raining"</text:span></text:p>
            <text:p><text:span text:style-name="T2">the "G" of getting and the "T" of training</text:span>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Interested in Getting Training tab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an entered interest in training, displays shifted to the right of the column headings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Certification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required fields not specified</text:p>
          </table:table-cell>
          <table:table-cell table:number-columns-repeated="1018"/>
        </table:table-row>
        <table:table-row table:style-name="ro4">
          <table:table-cell table:style-name="ce2" office:value-type="date" office:date-value="2019-10-31">
            <text:p>10/31/2019</text:p>
          </table:table-cell>
          <table:table-cell table:style-name="ce5" office:value-type="string">
            <text:p>IRIS Menu #3, Certification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ertification can be a future date</text:p>
          </table:table-cell>
          <table:table-cell table:number-columns-repeated="1018"/>
        </table:table-row>
        <table:table-row table:style-name="ro9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Certifications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Bad UI</text:p>
            <text:p>"Last workshop should be updated by the system" message</text:p>
            <text:p>Above "Last Workshop" column heading</text:p>
            <text:p>change column heading to "Last Workshop Given" followed by an asterisk</text:p>
            <text:p>with a subtext "*Auto-completed by system."Bad UI</text:p>
            <text:p>"Last workshop should be updated by the system" message</text:p>
            <text:p>Above "Last Workshop" column heading</text:p>
            <text:p>change column heading to "Last Workshop Given" followed by an asterisk</text:p>
            <text:p>with a subtext "*Auto-completed by system.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an add any field. <text:s/>Name not required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ork phone not validated numeric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home phone not validated numeric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ell phone not validated numeric</text:p>
          </table:table-cell>
          <table:table-cell table:number-columns-repeated="1018"/>
        </table:table-row>
        <table:table-row table:style-name="ro5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Emergency Contact tab</text:p>
          </table:table-cell>
          <table:table-cell table:style-name="ce5"/>
          <table:table-cell table:number-columns-repeated="2"/>
          <table:table-cell table:style-name="ce8" office:value-type="string">
            <text:p>*** unidentified error. <text:s/>Multiple relationships. <text:s/>Cause unknown.</text:p>
            <text:p>Couldn't duplicate*** unidentified error. <text:s/>Multiple relationships. <text:s/>Cause unknown.</text:p>
            <text:p>Couldn't duplicat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Aler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enter an alert without a dat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Aler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delete an aler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Contr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a contract can be entered without a rat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Contr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when adding a contract, the start &amp; end dates are not recorded</text:p>
          </table:table-cell>
          <table:table-cell table:number-columns-repeated="1018"/>
        </table:table-row>
        <table:table-row table:style-name="ro5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3, Personnel, Contr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Bad UI</text:p>
            <text:p>When a contract is added, in the left margin</text:p>
            <text:p>it says "Independent Agreement"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Hint for DOB. <text:s/>Grammar error. <text:s text:c="2"/>Should read:</text:p>
            <text:p>"Partial DOB will be considered as empty during for a search."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Mail icon on main screen does not permit mass mailing.</text:p>
            <text:p>E.g. <text:s/>Can not mail to everyone listed from a search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This is another category besides client or prospects.</text:p>
            <text:p>Because 'All' lists more than than clients &amp; prospects together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onformity: <text:s/>Should be titled "Demographics"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Gender has choice of "other".</text:p>
            <text:p>Ridiculous. <text:s/>Remov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ell phone, Home phone &amp; Work phone should be grouped together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no error checking for valid email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email not validated for period ".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Basic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When creating email not validated for asterik "@"</text:p>
          </table:table-cell>
          <table:table-cell table:number-columns-repeated="1018"/>
        </table:table-row>
        <table:table-row table:style-name="ro2" table:number-rows-repeated="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does not have a work phone number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does not have a cell phone number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save an empty record with just relationship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save emergency contact w/o a relationship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ergency contact does not have first nam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ergency contact does not have middle nam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emergency contact does not have last nam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No error checking for State. <text:s/>Can enter anything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Emergency Contac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ity field as displayed is too small. <text:s/>Should display at least 15 character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Chronic Condition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enter cancer information even if cancer is not selected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Chronic Condition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Where is cancer information visible? <text:s/>Not displayed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4, Client/Prospects, Chronic Conditions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Other conditions not recorded or displayed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4, Client/Prospects, Workshop of Interest tab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enter a "Date of Interest" prior to today's date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onformity. <text:s/>Title should read "Workshop Sites"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Site name search does not match first 3 letters.</text:p>
            <text:p>Fix to search by at least 3 letters or remove messag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ontact searches by first nam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No error checking for State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State only displays to charact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No dropdown selection list for Stat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Primary Contact: <text:s/>When creating no error checking for valid email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Primary Contact: <text:s/>When creating email not validated for period ".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Primary Contact: <text:s/>When creating email not validated for asterik "@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Primary Contact: <text:s/>When creating does not check for valid cell phone number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Secondary Contact: <text:s/>When creating no error checking for valid email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Secondary Contact: <text:s/>When creating email not validated for period ".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Secondary Contact: <text:s/>When creating email not validated for asterik "@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For Secondary Contact: <text:s/>When creating does not check for valid cell phone number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For Maximum Occupancy. <text:s/>Non-numeric entry gives "validation error" without explanation.</text:p>
            <text:p>An explanation and citing the field, with a red border, to indicate error, should be don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5, Workshop Sites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The site type, "Clinics", in the dropdown list, should read "Clinic" -- no 's'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5">
          <table:table-cell table:style-name="ce3" office:value-type="date" office:date-value="2019-10-31">
            <text:p>10/31/2019</text:p>
          </table:table-cell>
          <table:table-cell table:style-name="ce5" office:value-type="string">
            <text:p>IRIS Menu #6, Workshop Schedule, Personnel tab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workshop needs a master to be created</text:p>
            <text:p>and, the master can not be deleted</text:p>
            <text:p>but the master can lose his certification w/o an aler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main window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Conformity. <text:s/>When opening a workshop schedule record, the window should have the title "Workshop Schedule" not "Workshop"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entry screen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create a workshop schedule with a start date before today's date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entry screen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create a workshop schedule with an end date before today's date.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entry screen</text:p>
          </table:table-cell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Can reset status from Completed to Active or Canceled.</text:p>
            <text:p>Should be able to reset the status once completed or cancelled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entry screen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9" office:value-type="string">
            <text:p>If a new workshop schedule is made, then, you must exit the workshop schedule function in order to see the "Sessions" and "Personnel" tabs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06">
            <text:p>11/6/2019</text:p>
          </table:table-cell>
          <table:table-cell table:style-name="ce5" office:value-type="string">
            <text:p>IRIS Menu #6, Workshop Schedule, entry screen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MOU can be checked when entering a Workshop Schedule but, is not displayed when viewing a workshop schedule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5" table:number-columns-repeated="2"/>
          <table:table-cell table:number-columns-repeated="2"/>
          <table:table-cell table:style-name="ce8"/>
          <table:table-cell table:number-columns-repeated="1018"/>
        </table:table-row>
        <table:table-row table:style-name="ro4">
          <table:table-cell table:style-name="ce3" office:value-type="date" office:date-value="2019-11-25">
            <text:p>11/25/2019</text:p>
          </table:table-cell>
          <table:table-cell table:style-name="ce5" office:value-type="string">
            <text:p>System Wide</text:p>
          </table:table-cell>
          <table:table-cell table:style-name="ce5" office:value-type="string">
            <text:p>Low</text:p>
          </table:table-cell>
          <table:table-cell table:number-columns-repeated="2"/>
          <table:table-cell table:style-name="ce8" office:value-type="string">
            <text:p>Needs a proper timeout message. <text:s/>Not some cryptic system error.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9-11-25">
            <text:p>11/25/2019</text:p>
          </table:table-cell>
          <table:table-cell table:style-name="ce5" office:value-type="string">
            <text:p>System Wide</text:p>
          </table:table-cell>
          <table:table-cell table:style-name="ce5" office:value-type="string">
            <text:p>Medium</text:p>
          </table:table-cell>
          <table:table-cell table:number-columns-repeated="2"/>
          <table:table-cell table:style-name="ce8" office:value-type="string">
            <text:p>Can not access scroll bar for sidebar menu. <text:s/>Disappears on mouse movement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5"/>
          <table:table-cell table:style-name="ce5" office:value-type="string">
            <text:p>High</text:p>
          </table:table-cell>
          <table:table-cell table:number-columns-repeated="2"/>
          <table:table-cell table:style-name="ce8" office:value-type="string">
            <text:p>Top of Personnel edit window is not visible on the computer screen. <text:s/>The pattern of occurrence is undefined. <text:s/>It happens “Sometimes.” </text:p>
          </table:table-cell>
          <table:table-cell table:number-columns-repeated="1018"/>
        </table:table-row>
        <table:table-row table:style-name="ro2" table:number-rows-repeated="2">
          <table:table-cell/>
          <table:table-cell table:style-name="ce5"/>
          <table:table-cell table:number-columns-repeated="3"/>
          <table:table-cell table:style-name="ce8"/>
          <table:table-cell table:number-columns-repeated="1018"/>
        </table:table-row>
        <table:table-row table:style-name="ro4">
          <table:table-cell/>
          <table:table-cell table:style-name="ce1" office:value-type="string">
            <text:p>DESIGN ISSUES</text:p>
          </table:table-cell>
          <table:table-cell table:number-columns-repeated="3"/>
          <table:table-cell table:style-name="ce8" office:value-type="string">
            <text:p>should have tablet version to enter data at a worksho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should have only 4 users -- admin, manager, coordinator, coach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8" office:value-type="string">
            <text:p>manager - should have menu options: <text:s/></text:p>
            <text:p>funding, affiliated, personnel, clients, workshop sites, schedule, activity, surveys, new setup, reports.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manager should not have access to administration menu option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data coordinator should have all manager functions except funding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ach should have the functions: personnel, clients, workshop schedule, activity schedule, survey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coach should not be allowed to make changes to the <text:s/>personnel record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ach should be able to enter new cli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coach should not be allowed to create survey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coach should be allowed to enter data into a survey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coach should not be allowed to access survey setup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ctivities should have a create/update/delete window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activities should not be hardcode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should be able to delete workshop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if a survey has been entered for a workshop, then, the workshop can not be delet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there is only one kind of contract type: <text:s/>MOU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should be able to delete contract type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units in contractual agreement is deprecated -- remove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price/unit in contractual agreement is deprecated -- remove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should be able to delete contrac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MOU is always requir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8" office:value-type="string">
            <text:p>certification for personnnel should automatically update, if giving a class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8" office:value-type="string">
            <text:p>personnel near the city where a workshop is being given, </text:p>
            <text:p>should automatically be notified of a class, requesting, if they want to teach this class</text:p>
          </table:table-cell>
          <table:table-cell table:number-columns-repeated="1018"/>
        </table:table-row>
        <table:table-row table:style-name="ro2" table:number-rows-repeated="10483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11/25/2019</text:date>, <text:time>23:2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5T23:26:09.34</dc:date>
    <dc:creator>Givon Zirkind</dc:creator>
    <meta:generator>OpenOffice/4.1.3$Win32 OpenOffice.org_project/413m1$Build-9783</meta:generator>
    <meta:editing-duration>PT1H57M10S</meta:editing-duration>
    <meta:editing-cycles>4</meta:editing-cycles>
    <meta:document-statistic meta:table-count="1" meta:cell-count="667" meta:object-count="0"/>
  </office:meta>
</office:document-meta>
</file>